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Test Name</text:p>
          </table:table-cell>
          <table:table-cell table:style-name="ce5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ched Update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BDataset Master/Detail Querie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BUpdateSQL Test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g Dataset test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BUpdate Test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BTable Tests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BXScript data out and exceptional conditions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eate local database from script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9" table:default-cell-style-name="ce6"/>
        <table:table-column table:style-name="co1" table:number-columns-repeated="991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7</text:p>
          </table:table-cell>
          <table:table-cell table:style-name="ce1" office:value-type="string" calcext:value-type="string">
            <text:p>Test 08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6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18</text:p>
          </table:table-cell>
          <table:table-cell table:style-name="ce1" office:value-type="string" calcext:value-type="string">
            <text:p>Test 19</text:p>
          </table:table-cell>
          <table:table-cell table:style-name="ce1" office:value-type="string" calcext:value-type="string">
            <text:p>Test 20</text:p>
          </table:table-cell>
          <table:table-cell table:style-name="ce1" office:value-type="string" calcext:value-type="string">
            <text:p>Test 21</text:p>
          </table:table-cell>
          <table:table-cell table:style-name="ce1" office:value-type="string" calcext:value-type="string">
            <text:p>Test 22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24</text:p>
          </table:table-cell>
          <table:table-cell table:style-name="ce1" office:value-type="string" calcext:value-type="string">
            <text:p>Test 25</text:p>
          </table:table-cell>
          <table:table-cell table:style-name="ce1" office:value-type="string" calcext:value-type="string">
            <text:p>Test 26</text:p>
          </table:table-cell>
          <table:table-cell table:style-name="ce1" office:value-type="string" calcext:value-type="string">
            <text:p>Test 27</text:p>
          </table:table-cell>
          <table:table-cell table:style-name="ce1" table:number-columns-repeated="2"/>
          <table:table-cell table:style-name="ce8" table:number-columns-repeated="991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Q2];&quot;X&quot; )" office:value-type="float" office:value="25" calcext:value-type="float">
            <text:p>25</text:p>
          </table:table-cell>
          <table:table-cell table:number-columns-repeated="16" office:value-type="string" calcext:value-type="string">
            <text:p>X</text:p>
          </table:table-cell>
          <table:table-cell table:number-columns-repeated="6" table:style-name="ce1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Q3];&quot;X&quot; )" office:value-type="float" office:value="21" calcext:value-type="float">
            <text:p>21</text:p>
          </table:table-cell>
          <table:table-cell table:number-columns-repeated="1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Q4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Q5];&quot;X&quot; )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Q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Q7];&quot;X&quot; )"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Q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Q9];&quot;X&quot; )" office:value-type="float" office:value="24" calcext:value-type="float">
            <text:p>24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Q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Q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Q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Q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Q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Q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Q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Q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/>
          <table:table-cell office:value-type="string" calcext:value-type="string">
            <text:p>Set Default SQL Security</text:p>
          </table:table-cell>
          <table:table-cell table:formula="of:=COUNTIF([.E18:.AQ1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9:.AQ19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20:.AQ2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20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1:.AQ21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2:.AQ22];&quot;X&quot; )" office:value-type="float" office:value="12" calcext:value-type="float">
            <text:p>12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3:.AQ23];&quot;X&quot; )" office:value-type="float" office:value="14" calcext:value-type="float">
            <text:p>1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4:.AQ24];&quot;X&quot; )" office:value-type="float" office:value="19" calcext:value-type="float">
            <text:p>19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5:.AQ25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6:.AQ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7:.AQ2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8:.AQ28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9:.AQ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30:.AQ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1:.AQ3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1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2:.AQ3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2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3:.AQ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4:.AQ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5:.AQ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6:.AQ36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6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7:.AQ37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8:.AQ38];&quot;X&quot; )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9:.AQ39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40:.AQ40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1:.AQ41];&quot;X&quot; )"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2:.AQ4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3:.AQ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4:.AQ44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5:.AQ45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6:.AQ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7:.AQ47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7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8:.AQ48];&quot;X&quot; 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9:.AQ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50:.AQ50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1:.AQ51];&quot;X&quot; )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2:.AQ52];&quot;X&quot; 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3:.AQ53];&quot;X&quot; 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4:.AQ54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5:.AQ5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6:.AQ56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7:.AQ57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8:.AQ58];&quot;X&quot; 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9:.AQ59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60:.AQ60];&quot;X&quot; 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1:.AQ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2:.AQ62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3:.AQ6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4:.AQ6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5:.AQ65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</text:p>
          </table:table-cell>
          <table:table-cell table:formula="of:=COUNTIF([.E66:.AQ66];&quot;X&quot; )" office:value-type="float" office:value="4" calcext:value-type="float">
            <text:p>4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7:.AQ67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8:.AQ68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9:.AQ69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70:.AQ7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1:.AQ7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2:.AQ7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3:.AQ73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4:.AQ7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5:.AQ75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6:.AQ7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Master/Detail with delay</text:p>
          </table:table-cell>
          <table:table-cell table:formula="of:=COUNTIF([.E77:.AQ77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8:.AQ7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9:.AQ79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80:.AQ80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1:.AQ8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2:.AQ8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3:.AQ83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4:.AQ8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5:.AQ85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6:.AQ8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7:.AQ8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8:.AQ8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8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9:.AQ8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90:.AQ9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0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1:.AQ91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2:.AQ92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3:.AQ93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4:.AQ94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5:.AQ95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6:.AQ9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97:.AQ97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98:.AQ98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8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99:.AQ99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0:.AQ10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1:.AQ101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1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2:.AQ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3:.AQ103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4:.AQ104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5:.AQ105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5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6:.AQ106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07:.AQ107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08:.AQ108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09:.AQ109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0:.AQ110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1:.AQ111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2:.AQ112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3:.AQ113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4:.AQ114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Read Boolean</text:p>
          </table:table-cell>
          <table:table-cell table:formula="of:=COUNTIF([.E115:.AQ115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Write Boolean</text:p>
          </table:table-cell>
          <table:table-cell table:formula="of:=COUNTIF([.E116:.AQ116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7:.AQ11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8:.AQ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19:.AQ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0:.AQ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1:.AQ121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2:.AQ122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3:.AQ123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4:.AQ1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5:.AQ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6:.AQ12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7:.AQ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8:.AQ128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29:.AQ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0:.AQ13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1:.AQ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2:.AQ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3:.AQ133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4:.AQ13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5:.AQ13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6:.AQ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7:.AQ13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8:.AQ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39:.AQ1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0:.AQ14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1:.AQ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2:.AQ14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3:.AQ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4:.AQ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5:.AQ14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6:.AQ14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7:.AQ14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7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8:.AQ148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8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49:.AQ14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0:.AQ150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1:.AQ151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2:.AQ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3:.AQ153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4:.AQ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5:.AQ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6:.AQ156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7:.AQ157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8:.AQ15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Grants</text:p>
          </table:table-cell>
          <table:table-cell table:formula="of:=COUNTIF([.E159:.AQ15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0:.AQ16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1:.AQ16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2:.AQ162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2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3:.AQ16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3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4:.AQ164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5:.AQ165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6:.AQ166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7:.AQ167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8:.AQ16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69:.AQ16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0:.AQ170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1:.AQ171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2:.AQ17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3:.AQ173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4:.AQ174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5:.AQ175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6:.AQ176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7:.AQ177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8:.AQ178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79:.AQ179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9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0:.AQ18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0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1:.AQ181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2:.AQ182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3:.AQ18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4:.AQ18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5:.AQ185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6:.AQ18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7:.AQ18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8:.AQ18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89:.AQ18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0:.AQ19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1:.AQ19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2:.AQ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3:.AQ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4:.AQ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5:.AQ19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6:.AQ19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7:.AQ19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8:.AQ19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199:.AQ19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0:.AQ20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Activate Shadow</text:p>
          </table:table-cell>
          <table:table-cell table:formula="of:=COUNTIF([.E201:.AQ20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2:.AQ20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3:.AQ20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4:.AQ20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5:.AQ20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6:.AQ20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7:.AQ20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8:.AQ20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09:.AQ20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9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0:.AQ210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0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1:.AQ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2:.AQ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3:.AQ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4:.AQ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5:.AQ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6:.AQ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7:.AQ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8:.AQ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19:.AQ219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0:.AQ220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0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1:.AQ221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2:.AQ222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3:.AQ223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3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4:.AQ22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4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5:.AQ225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6:.AQ22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7:.AQ227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8:.AQ228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29:.AQ22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0:.AQ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1:.AQ23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6:32:59.484890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10-20T16:39:32.597320574</dc:date>
    <meta:editing-duration>P1DT19H27M46S</meta:editing-duration>
    <meta:editing-cycles>77</meta:editing-cycles>
    <meta:document-statistic meta:table-count="2" meta:cell-count="1366" meta:object-count="0"/>
  </office:meta>
</office:document-meta>
</file>